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8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Денежный" style:data-style-name="N2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frame draw:z-index="0" draw:name="Диаграмма 1" draw:style-name="gr1" svg:width="126.25mm" svg:height="52.93mm" svg:x="110.65mm" svg:y="1.76mm">
            <loext:p draw:notify-on-update-of-ranges="Лист1.B2:Лист1.B9 Лист1.D2:Лист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Диаграмма 2" draw:style-name="gr1" svg:width="124.5mm" svg:height="46.41mm" svg:x="111.15mm" svg:y="55.94mm">
            <loext:p draw:notify-on-update-of-ranges="Лист1.B2:Лист1.B9 Лист1.D13:Лист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Диаграмма 3" draw:style-name="gr1" svg:width="120.58mm" svg:height="46.41mm" svg:x="112.89mm" svg:y="103.86mm">
            <loext:p draw:notify-on-update-of-ranges="Лист1.B2:Лист1.B9 Лист1.D24:Лист1.D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Диаграмма 4" draw:style-name="gr1" svg:width="120.58mm" svg:height="46.41mm" svg:x="112.89mm" svg:y="153.53mm">
            <loext:p draw:notify-on-update-of-ranges="Лист1.B2:Лист1.B9 Лист1.D35:Лист1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Диаграмма 5" draw:style-name="gr1" svg:width="120.58mm" svg:height="46.41mm" svg:x="112.89mm" svg:y="203.96mm">
            <loext:p draw:notify-on-update-of-ranges="Лист1.B2:Лист1.B9 Лист1.D46:Лист1.D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Диаграмма 1" draw:style-name="gr1" svg:width="123.56mm" svg:height="52.93mm" svg:x="331.58mm" svg:y="2.22mm">
            <loext:p draw:notify-on-update-of-ranges="Лист1.B2:Лист1.B9 Лист1.P2:Лист1.P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Диаграмма 1" draw:style-name="gr1" svg:width="123.56mm" svg:height="48.61mm" svg:x="327.98mm" svg:y="58.81mm">
            <loext:p draw:notify-on-update-of-ranges="Лист1.B2:Лист1.B9 Лист1.P13:Лист1.P20 Лист1.P13:Лист1.P2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Диаграмма 1" draw:style-name="gr1" svg:width="123.56mm" svg:height="48.61mm" svg:x="328.91mm" svg:y="112.62mm">
            <loext:p draw:notify-on-update-of-ranges="Лист1.B2:Лист1.B9 Лист1.P24:Лист1.P31 Лист1.P24:Лист1.P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name="Диаграмма 1" draw:style-name="gr1" svg:width="123.56mm" svg:height="48.61mm" svg:x="328.34mm" svg:y="165.75mm">
            <loext:p draw:notify-on-update-of-ranges="Лист1.B2:Лист1.B9 Лист1.P13:Лист1.P20 Лист1.P35:Лист1.P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name="Диаграмма 1" draw:style-name="gr1" svg:width="123.56mm" svg:height="48.61mm" svg:x="328.34mm" svg:y="219.26mm">
            <loext:p draw:notify-on-update-of-ranges="Лист1.B2:Лист1.B9 Лист1.P13:Лист1.P20 Лист1.P46:Лист1.P5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2" table:number-columns-repeated="11" table:default-cell-style-name="ce1"/>
        <table:table-column table:style-name="co3" table:default-cell-style-name="ce3"/>
        <table:table-column table:style-name="co2" table:number-columns-repeated="1008" table:default-cell-style-name="ce1"/>
        <table:table-row table:style-name="ro1">
          <table:table-cell office:value-type="string" calcext:value-type="string">
            <text:p>N 1 000 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102160" calcext:value-type="float">
            <text:p>102 160,0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26039.2" calcext:value-type="float">
            <text:p>26039,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58183.5" calcext:value-type="float">
            <text:p>58 183,5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13188.8" calcext:value-type="float">
            <text:p>13188,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44893.2" calcext:value-type="float">
            <text:p>44 893,2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9417.47" calcext:value-type="float">
            <text:p>9417,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34495.4" calcext:value-type="float">
            <text:p>34 495,4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7442.36" calcext:value-type="float">
            <text:p>7442,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36350.8" calcext:value-type="float">
            <text:p>36 350,8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7677.51" calcext:value-type="float">
            <text:p>7677,5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32144.7" calcext:value-type="float">
            <text:p>32 144,7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6515.42" calcext:value-type="float">
            <text:p>6515,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32893.8" calcext:value-type="float">
            <text:p>32 893,8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5651.56" calcext:value-type="float">
            <text:p>5651,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32634.2" calcext:value-type="float">
            <text:p>32 634,2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4976.4" calcext:value-type="float">
            <text:p>4976,4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 100 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10152.4" calcext:value-type="float">
            <text:p>10 152,4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2593.56" calcext:value-type="float">
            <text:p>2593,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5836.6" calcext:value-type="float">
            <text:p>5 836,6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1323.91" calcext:value-type="float">
            <text:p>1323,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4589.03" calcext:value-type="float">
            <text:p>4 589,03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956.267" calcext:value-type="float">
            <text:p>956,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3497.78" calcext:value-type="float">
            <text:p>3 497,78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765.111" calcext:value-type="float">
            <text:p>765,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3595.87" calcext:value-type="float">
            <text:p>3 595,87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764.622" calcext:value-type="float">
            <text:p>764,6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3688" calcext:value-type="float">
            <text:p>3 688,0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653.156" calcext:value-type="float">
            <text:p>653,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3505.6" calcext:value-type="float">
            <text:p>3 505,6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563.2" calcext:value-type="float">
            <text:p>563,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3177.12" calcext:value-type="float">
            <text:p>3 177,12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501.6" calcext:value-type="float">
            <text:p>501,6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 10 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1024.52" calcext:value-type="float">
            <text:p>1 024,52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268.889" calcext:value-type="float">
            <text:p>268,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588.786" calcext:value-type="float">
            <text:p>588,79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140.8" calcext:value-type="float">
            <text:p>140,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412.757" calcext:value-type="float">
            <text:p>412,76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106.578" calcext:value-type="float">
            <text:p>106,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352.738" calcext:value-type="float">
            <text:p>352,74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81.1556" calcext:value-type="float">
            <text:p>81,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446.048" calcext:value-type="float">
            <text:p>446,05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81.1556" calcext:value-type="float">
            <text:p>81,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389.57" calcext:value-type="float">
            <text:p>389,57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67.4666" calcext:value-type="float">
            <text:p>67,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371.741" calcext:value-type="float">
            <text:p>371,74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59.6445" calcext:value-type="float">
            <text:p>59,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330.077" calcext:value-type="float">
            <text:p>330,08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55.7333" calcext:value-type="float">
            <text:p>55,73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 1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103.499" calcext:value-type="float">
            <text:p>103,5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27.3777" calcext:value-type="float">
            <text:p>27,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59.665" calcext:value-type="float">
            <text:p>59,67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16.1333" calcext:value-type="float">
            <text:p>16,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46.647" calcext:value-type="float">
            <text:p>46,65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15.1555" calcext:value-type="float">
            <text:p>15,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35.425" calcext:value-type="float">
            <text:p>35,43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13.2" calcext:value-type="float">
            <text:p>13,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53.456" calcext:value-type="float">
            <text:p>53,46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11.2" calcext:value-type="float">
            <text:p>11,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48.504" calcext:value-type="float">
            <text:p>48,5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10.7" calcext:value-type="float">
            <text:p>10,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43.846" calcext:value-type="float">
            <text:p>43,85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9.77784" calcext:value-type="float">
            <text:p>9,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45.931" calcext:value-type="float">
            <text:p>45,93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13.2" calcext:value-type="float">
            <text:p>13,2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 1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10.124" calcext:value-type="float">
            <text:p>10,12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mcs)</text:p>
          </table:table-cell>
          <table:table-cell office:value-type="float" office:value="3.42214" calcext:value-type="float">
            <text:p>3,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6.5" calcext:value-type="float">
            <text:p>6,50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(mcs)</text:p>
          </table:table-cell>
          <table:table-cell office:value-type="float" office:value="3.91109" calcext:value-type="float">
            <text:p>3,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5.552" calcext:value-type="float">
            <text:p>5,55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(mcs)</text:p>
          </table:table-cell>
          <table:table-cell office:value-type="float" office:value="3.91109" calcext:value-type="float">
            <text:p>3,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4.022" calcext:value-type="float">
            <text:p>4,02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(mcs)</text:p>
          </table:table-cell>
          <table:table-cell office:value-type="float" office:value="4.40003" calcext:value-type="float">
            <text:p>4,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11.807" calcext:value-type="float">
            <text:p>11,81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(mcs)</text:p>
          </table:table-cell>
          <table:table-cell office:value-type="float" office:value="4.88886" calcext:value-type="float">
            <text:p>4,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10.232" calcext:value-type="float">
            <text:p>10,23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(mcs)</text:p>
          </table:table-cell>
          <table:table-cell office:value-type="float" office:value="4.88886" calcext:value-type="float">
            <text:p>4,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11.337" calcext:value-type="float">
            <text:p>11,34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(mcs)</text:p>
          </table:table-cell>
          <table:table-cell office:value-type="float" office:value="5.37769" calcext:value-type="float">
            <text:p>5,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12.422" calcext:value-type="float">
            <text:p>12,42</text:p>
          </table:table-cell>
          <table:table-cell table:number-columns-repeated="8"/>
          <table:table-cell office:value-type="string" calcext:value-type="string">
            <text:p>threa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(mcs)</text:p>
          </table:table-cell>
          <table:table-cell office:value-type="float" office:value="10.7" calcext:value-type="float">
            <text:p>10,70</text:p>
          </table:table-cell>
          <table:table-cell table:number-columns-repeated="100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10P2" style:volatile="true">
      <number:text> -</number:text>
      <number:number number:decimal-places="0" loext:min-decimal-places="0" number:min-integer-digits="2"/>
      <number:text> </number:text>
      <number:currency-symbol>р.</number:currency-symbol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7">
      <number:text> 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>р.</number:currency-symbol>
      <number:text> </number:text>
    </number:currency-style>
    <number:currency-style style:name="N109">
      <number:text> -</number:text>
      <number:number number:decimal-places="0" loext:min-decimal-places="0" number:min-integer-digits="2"/>
      <number:text> </number:text>
      <number:currency-symbol>р.</number:currency-symbol>
      <number:text> </number:text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Денежный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nick</meta:initial-creator>
    <meta:creation-date>2017-03-22T15:05:19Z</meta:creation-date>
    <dc:date>2017-03-22T20:54:50.709062698</dc:date>
    <meta:editing-cycles>5</meta:editing-cycles>
    <meta:editing-duration>PT2H20M27S</meta:editing-duration>
    <meta:document-statistic meta:table-count="1" meta:cell-count="32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26cm" svg:height="5.294cm" xlink:href=".." xlink:type="simple" chart:class="chart:line" chart:style-name="ch1">
        <chart:plot-area chart:style-name="ch2" table:cell-range-address="Лист1.B2:Лист1.B9 Лист1.D2:Лист1.D9" chart:data-source-has-labels="column" svg:x="0.449cm" svg:y="0.023cm" svg:width="12.025cm" svg:height="4.852cm">
          <chartooo:coordinate-region svg:x="2.243cm" svg:y="0.222cm" svg:width="9.911cm" svg:height="4.006cm"/>
          <chart:axis chart:dimension="x" chart:name="primary-x" chart:style-name="ch3" chartooo:axis-type="text">
            <chart:title svg:x="5.337cm" svg:y="4.733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3.364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D2:Лист1.D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102160">
                <text:p>102160</text:p>
                <draw:g>
                  <svg:desc>Лист1.D2:Лист1.D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183.5">
                <text:p>58183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893.2">
                <text:p>44893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95.4">
                <text:p>34495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350.8">
                <text:p>3635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144.7">
                <text:p>32144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893.8">
                <text:p>32893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634.2">
                <text:p>3263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357cm" svg:height="4.862cm" xlink:href=".." xlink:type="simple" chart:class="chart:line" chart:style-name="ch1">
        <chart:plot-area chart:style-name="ch2" table:cell-range-address="Лист1.B2:Лист1.B9 Лист1.P13:Лист1.P20 Лист1.P46:Лист1.P53" chart:data-source-has-labels="both" svg:x="1.18cm" svg:y="0.003cm" svg:width="10.816cm" svg:height="4.526cm">
          <chartooo:coordinate-region svg:x="2.234cm" svg:y="0.203cm" svg:width="9.654cm" svg:height="3.679cm"/>
          <chart:axis chart:dimension="x" chart:name="primary-x" chart:style-name="ch3" chartooo:axis-type="text">
            <chart:title svg:x="5.229cm" svg:y="4.347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3.083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P46:Лист1.P53" chart:label-cell-address="Лист1.P13:Лист1.P2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93,56 1323,91 956,27 765,11 764,62 653,16 563,20 501,60</text:p>
                <text:list>
                  <text:list-item>
                    <text:p>2593,56</text:p>
                  </text:list-item>
                  <text:list-item>
                    <text:p>1323,91</text:p>
                  </text:list-item>
                  <text:list-item>
                    <text:p>956,27</text:p>
                  </text:list-item>
                  <text:list-item>
                    <text:p>765,11</text:p>
                  </text:list-item>
                  <text:list-item>
                    <text:p>764,62</text:p>
                  </text:list-item>
                  <text:list-item>
                    <text:p>653,16</text:p>
                  </text:list-item>
                  <text:list-item>
                    <text:p>563,20</text:p>
                  </text:list-item>
                  <text:list-item>
                    <text:p>501,60</text:p>
                  </text:list-item>
                </text:list>
                <draw:g>
                  <svg:desc>Лист1.P13:Лист1.P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3.42214">
                <text:p>3.42214</text:p>
                <draw:g>
                  <svg:desc>Лист1.P46:Лист1.P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1109">
                <text:p>3.911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91109">
                <text:p>3.911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0003">
                <text:p>4.400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88886">
                <text:p>4.888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88886">
                <text:p>4.888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37769">
                <text:p>5.377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7">
                <text:p>10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451cm" svg:height="4.642cm" xlink:href=".." xlink:type="simple" chart:class="chart:line" chart:style-name="ch1">
        <chart:plot-area chart:style-name="ch2" table:cell-range-address="Лист1.B2:Лист1.B9 Лист1.D13:Лист1.D20" chart:data-source-has-labels="column" svg:x="0.585cm" svg:y="0cm" svg:width="11.717cm" svg:height="4.358cm">
          <chartooo:coordinate-region svg:x="2.168cm" svg:y="0.199cm" svg:width="9.815cm" svg:height="3.512cm"/>
          <chart:axis chart:dimension="x" chart:name="primary-x" chart:style-name="ch3" chartooo:axis-type="text">
            <chart:title svg:x="5.307cm" svg:y="4.081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2.826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D13:Лист1.D2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10152.4">
                <text:p>10152.4</text:p>
                <draw:g>
                  <svg:desc>Лист1.D13:Лист1.D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36.6">
                <text:p>5836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89.03">
                <text:p>4589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97.78">
                <text:p>3497.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95.87">
                <text:p>3595.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05.6">
                <text:p>3505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77.12">
                <text:p>3177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058cm" svg:height="4.641cm" xlink:href=".." xlink:type="simple" chart:class="chart:line" chart:style-name="ch1">
        <chart:plot-area chart:style-name="ch2" table:cell-range-address="Лист1.B2:Лист1.B9 Лист1.D24:Лист1.D31" chart:data-source-has-labels="column" svg:x="0.752cm" svg:y="0cm" svg:width="11.163cm" svg:height="4.359cm">
          <chartooo:coordinate-region svg:x="2.017cm" svg:y="0.199cm" svg:width="9.472cm" svg:height="3.513cm"/>
          <chart:axis chart:dimension="x" chart:name="primary-x" chart:style-name="ch3" chartooo:axis-type="text">
            <chart:title svg:x="5.233cm" svg:y="4.081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2.825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D24:Лист1.D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1024.52">
                <text:p>1024.52</text:p>
                <draw:g>
                  <svg:desc>Лист1.D24:Лист1.D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88.786">
                <text:p>588.7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2.757">
                <text:p>412.7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2.738">
                <text:p>352.7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6.048">
                <text:p>446.0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9.57">
                <text:p>389.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1.741">
                <text:p>371.7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0.077">
                <text:p>330.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058cm" svg:height="4.641cm" xlink:href=".." xlink:type="simple" chart:class="chart:line" chart:style-name="ch1">
        <chart:plot-area chart:style-name="ch2" table:cell-range-address="Лист1.B2:Лист1.B9 Лист1.D35:Лист1.D42" chart:data-source-has-labels="column" svg:x="1.043cm" svg:y="0cm" svg:width="10.872cm" svg:height="4.358cm">
          <chartooo:coordinate-region svg:x="2.097cm" svg:y="0.198cm" svg:width="9.499cm" svg:height="3.513cm"/>
          <chart:axis chart:dimension="x" chart:name="primary-x" chart:style-name="ch3" chartooo:axis-type="text">
            <chart:title svg:x="5.378cm" svg:y="4.081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.242cm" svg:y="2.825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D35:Лист1.D4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103.499">
                <text:p>103.499</text:p>
                <draw:g>
                  <svg:desc>Лист1.D35:Лист1.D4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.665">
                <text:p>59.6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.647">
                <text:p>46.6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425">
                <text:p>35.4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456">
                <text:p>53.4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.504">
                <text:p>48.5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.846">
                <text:p>43.8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931">
                <text:p>45.9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059cm" svg:height="4.642cm" xlink:href=".." xlink:type="simple" chart:class="chart:line" chart:style-name="ch1">
        <chart:plot-area chart:style-name="ch2" table:cell-range-address="Лист1.B2:Лист1.B9 Лист1.D46:Лист1.D53" chart:data-source-has-labels="column" svg:x="1.228cm" svg:y="0cm" svg:width="10.687cm" svg:height="4.358cm">
          <chartooo:coordinate-region svg:x="2.07cm" svg:y="0.199cm" svg:width="9.525cm" svg:height="3.512cm"/>
          <chart:axis chart:dimension="x" chart:name="primary-x" chart:style-name="ch3" chartooo:axis-type="text">
            <chart:title svg:x="5.471cm" svg:y="4.081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.427cm" svg:y="2.826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D46:Лист1.D5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10.124">
                <text:p>10.124</text:p>
                <draw:g>
                  <svg:desc>Лист1.D46:Лист1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552">
                <text:p>5.5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22">
                <text:p>4.0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807">
                <text:p>11.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337">
                <text:p>11.3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422">
                <text:p>12.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357cm" svg:height="5.294cm" xlink:href=".." xlink:type="simple" chart:class="chart:line" chart:style-name="ch1">
        <chart:plot-area chart:style-name="ch2" table:cell-range-address="Лист1.B2:Лист1.B9 Лист1.P2:Лист1.P9" chart:data-source-has-labels="column" svg:x="0.382cm" svg:y="0.065cm" svg:width="11.449cm" svg:height="4.85cm">
          <chartooo:coordinate-region svg:x="2.071cm" svg:y="0.264cm" svg:width="9.652cm" svg:height="4.004cm"/>
          <chart:axis chart:dimension="x" chart:name="primary-x" chart:style-name="ch3" chartooo:axis-type="text">
            <chart:title svg:x="5.225cm" svg:y="4.733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3.361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P2:Лист1.P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26039.2">
                <text:p>26039.2</text:p>
                <draw:g>
                  <svg:desc>Лист1.P2:Лист1.P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188.8">
                <text:p>13188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417.47">
                <text:p>9417.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42.36">
                <text:p>7442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77.51">
                <text:p>7677.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15.42">
                <text:p>6515.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51.56">
                <text:p>5651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76.4">
                <text:p>4976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357cm" svg:height="4.862cm" xlink:href=".." xlink:type="simple" chart:class="chart:line" chart:style-name="ch1">
        <chart:plot-area chart:style-name="ch2" table:cell-range-address="Лист1.B2:Лист1.B9 Лист1.P13:Лист1.P20" chart:data-source-has-labels="both" svg:x="0.757cm" svg:y="0.003cm" svg:width="11.239cm" svg:height="4.526cm">
          <chartooo:coordinate-region svg:x="2.234cm" svg:y="0.203cm" svg:width="9.654cm" svg:height="3.679cm"/>
          <chart:axis chart:dimension="x" chart:name="primary-x" chart:style-name="ch3" chartooo:axis-type="text">
            <chart:title svg:x="5.225cm" svg:y="4.347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3.087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P13:Лист1.P20" chart:label-cell-address="Лист1.P13:Лист1.P2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93,56 1323,91 956,27 765,11 764,62 653,16 563,20 501,60</text:p>
                <text:list>
                  <text:list-item>
                    <text:p>2593,56</text:p>
                  </text:list-item>
                  <text:list-item>
                    <text:p>1323,91</text:p>
                  </text:list-item>
                  <text:list-item>
                    <text:p>956,27</text:p>
                  </text:list-item>
                  <text:list-item>
                    <text:p>765,11</text:p>
                  </text:list-item>
                  <text:list-item>
                    <text:p>764,62</text:p>
                  </text:list-item>
                  <text:list-item>
                    <text:p>653,16</text:p>
                  </text:list-item>
                  <text:list-item>
                    <text:p>563,20</text:p>
                  </text:list-item>
                  <text:list-item>
                    <text:p>501,60</text:p>
                  </text:list-item>
                </text:list>
                <draw:g>
                  <svg:desc>Лист1.P13:Лист1.P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2593.56">
                <text:p>2593.56</text:p>
                <draw:g>
                  <svg:desc>Лист1.P13:Лист1.P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23.91">
                <text:p>1323.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6.267">
                <text:p>956.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5.111">
                <text:p>765.1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4.622">
                <text:p>764.6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3.156">
                <text:p>653.1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3.2">
                <text:p>563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1.6">
                <text:p>501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357cm" svg:height="4.862cm" xlink:href=".." xlink:type="simple" chart:class="chart:line" chart:style-name="ch1">
        <chart:plot-area chart:style-name="ch2" table:cell-range-address="Лист1.B2:Лист1.B9 Лист1.P24:Лист1.P31" chart:data-source-has-labels="both" svg:x="0.969cm" svg:y="0.004cm" svg:width="11.027cm" svg:height="4.525cm">
          <chartooo:coordinate-region svg:x="2.234cm" svg:y="0.203cm" svg:width="9.654cm" svg:height="3.679cm"/>
          <chart:axis chart:dimension="x" chart:name="primary-x" chart:style-name="ch3" chartooo:axis-type="text">
            <chart:title svg:x="5.227cm" svg:y="4.347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3.085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P24:Лист1.P31" chart:label-cell-address="Лист1.P24:Лист1.P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8,89 140,80 106,58 81,16 81,16 67,47 59,64 55,73</text:p>
                <text:list>
                  <text:list-item>
                    <text:p>268,89</text:p>
                  </text:list-item>
                  <text:list-item>
                    <text:p>140,80</text:p>
                  </text:list-item>
                  <text:list-item>
                    <text:p>106,58</text:p>
                  </text:list-item>
                  <text:list-item>
                    <text:p>81,16</text:p>
                  </text:list-item>
                  <text:list-item>
                    <text:p>81,16</text:p>
                  </text:list-item>
                  <text:list-item>
                    <text:p>67,47</text:p>
                  </text:list-item>
                  <text:list-item>
                    <text:p>59,64</text:p>
                  </text:list-item>
                  <text:list-item>
                    <text:p>55,73</text:p>
                  </text:list-item>
                </text:list>
                <draw:g>
                  <svg:desc>Лист1.P24:Лист1.P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268.889">
                <text:p>268.889</text:p>
                <draw:g>
                  <svg:desc>Лист1.P24:Лист1.P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6.578">
                <text:p>106.5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1556">
                <text:p>81.1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.1556">
                <text:p>81.1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.4666">
                <text:p>67.46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.6445">
                <text:p>59.64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7333">
                <text:p>55.7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357cm" svg:height="4.862cm" xlink:href=".." xlink:type="simple" chart:class="chart:line" chart:style-name="ch1">
        <chart:plot-area chart:style-name="ch2" table:cell-range-address="Лист1.B2:Лист1.B9 Лист1.P13:Лист1.P20 Лист1.P35:Лист1.P42" chart:data-source-has-labels="both" svg:x="1.18cm" svg:y="0.004cm" svg:width="10.816cm" svg:height="4.525cm">
          <chartooo:coordinate-region svg:x="2.234cm" svg:y="0.203cm" svg:width="9.654cm" svg:height="3.679cm"/>
          <chart:axis chart:dimension="x" chart:name="primary-x" chart:style-name="ch3" chartooo:axis-type="text">
            <chart:title svg:x="5.229cm" svg:y="4.347cm" chart:style-name="ch4">
              <text:p>число потоков</text:p>
            </chart:title>
            <chart:categories table:cell-range-address="Лист1.B2:Лист1.B9"/>
            <chart:grid chart:style-name="ch5" chart:class="major"/>
          </chart:axis>
          <chart:axis chart:dimension="y" chart:name="primary-y" chart:style-name="ch6">
            <chart:title svg:x="0cm" svg:y="3.083cm" chart:style-name="ch7">
              <text:p>время (мкс)</text:p>
            </chart:title>
            <chart:grid chart:style-name="ch5" chart:class="major"/>
          </chart:axis>
          <chart:series chart:style-name="ch8" chart:values-cell-range-address="Лист1.P35:Лист1.P42" chart:label-cell-address="Лист1.P13:Лист1.P2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93,56 1323,91 956,27 765,11 764,62 653,16 563,20 501,60</text:p>
                <text:list>
                  <text:list-item>
                    <text:p>2593,56</text:p>
                  </text:list-item>
                  <text:list-item>
                    <text:p>1323,91</text:p>
                  </text:list-item>
                  <text:list-item>
                    <text:p>956,27</text:p>
                  </text:list-item>
                  <text:list-item>
                    <text:p>765,11</text:p>
                  </text:list-item>
                  <text:list-item>
                    <text:p>764,62</text:p>
                  </text:list-item>
                  <text:list-item>
                    <text:p>653,16</text:p>
                  </text:list-item>
                  <text:list-item>
                    <text:p>563,20</text:p>
                  </text:list-item>
                  <text:list-item>
                    <text:p>501,60</text:p>
                  </text:list-item>
                </text:list>
                <draw:g>
                  <svg:desc>Лист1.P13:Лист1.P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B9</svg:desc>
                </draw:g>
              </table:table-cell>
              <table:table-cell office:value-type="float" office:value="27.3777">
                <text:p>27.3777</text:p>
                <draw:g>
                  <svg:desc>Лист1.P35:Лист1.P4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1333">
                <text:p>16.1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1555">
                <text:p>15.15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77784">
                <text:p>9.777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